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03b8f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03b8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03b8f" style:font-size-asian="11pt" style:font-size-complex="11pt"/>
    </style:style>
    <style:style style:name="P8" style:family="paragraph" style:parent-style-name="Standard">
      <style:text-properties style:font-name="arial" officeooo:paragraph-rsid="00003b8f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03b8f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03b8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Body">
      <style:text-properties style:font-name="arial" fo:font-size="11pt" style:font-size-asian="11pt" style:font-size-complex="11pt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4"><text:span text:style-name="T18">do text</text:span></text:p><text:p text:style-name="P14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5"><text:span text:style-name="T1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4"><text:s/></text:span><text:span text:style-name="T13"><text:conditional-text text:condition="ooow:&quot;view.do_mailing()&quot;" text:string-value-if-true="&quot;mailed_data.name1&quot;" text:string-value-if-false="">mailed_data.name1</text:conditional-text></text:span><text:span text:style-name="T14"><text:s/></text:span><text:span text:style-name="T13"><text:conditional-text text:condition="ooow:&quot;view.do_mailing()&quot;" text:string-value-if-true="&quot;mailed_data.name2&quot;" text:string-value-if-false="">mailed_data.name2</text:conditional-text></text:span><text:span text:style-name="T14"><text:line-break/></text:span><text:span text:style-name="T13"><text:conditional-text text:condition="ooow:&quot;view.do_mailing()&quot;" text:string-value-if-true="&quot;mailed_data.street&quot;" text:string-value-if-false="">mailed_data.street</text:conditional-text></text:span><text:span text:style-name="T13">, </text:span><text:span text:style-name="T13"><text:conditional-text text:condition="ooow:&quot;view.do_mailing()&quot;" text:string-value-if-true="&quot;mailed_data.number&quot;" text:string-value-if-false="">mailed_data.number</text:conditional-text></text:span><text:span text:style-name="T14"><text:line-break/></text:span><text:span text:style-name="T13"><text:conditional-text text:condition="ooow:&quot;view.do_mailing()&quot;" text:string-value-if-true="&quot;mailed_data.zipcode&quot;" text:string-value-if-false="">mailed_data.zipcode</text:conditional-text></text:span><text:span text:style-name="T13"> </text:span><text:span text:style-name="T1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13">Transmis de la décision concernant un certificat d'urbanisme n°2</text:p>
      <text:p text:style-name="P10"/>
      <text:p text:style-name="P12"><office:annotation><dc:creator>Gauthier Bastien</dc:creator><dc:date>2011-01-13T14:56:41</dc:date><text:p text:style-name="P14"><text:span text:style-name="T18">do text</text:span></text:p><text:p text:style-name="P14"><text:span text:style-name="T18">from document(at=reference, format='odt')</text:span></text:p></office:annotation>Import depuis reference.odt</text:p>
      <text:p text:style-name="P12"/>
      <text:p text:style-name="P12"><office:annotation><dc:creator>Gauthier Bastien</dc:creator><dc:date>2011-02-16T16:12:24</dc:date><text:p text:style-name="P14"><text:span text:style-name="T2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14"><text:span text:style-name="T1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2"><text:span text:style-name="T5">Objet :</text:span> <text:text-input text:description="Objet des travaux">self.getLicenceSubject()</text:text-input></text:p>
      <text:p text:style-name="P12"><text:span text:style-name="T5">Situation :</text:span> <text:text-input text:description="Situation des travaux">self.getWorkLocationSignaletic()</text:text-input></text:p>
      <text:p text:style-name="P12"><text:span text:style-name="T5">Référence cadastrale</text:span> : <text:text-input text:description="Parcelles">self.getPortionOutsText()</text:text-input></text:p>
      <text:p text:style-name="P12"/>
      <text:p text:style-name="P12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2"/>
      <text:p text:style-name="P12">Suite à votre réclamation lors de l’enquête publique relative au dossier repris ci-dessus, j’ai l’honneur de vous faire parvenir, en annexe, la décision du Collège Communal, prise en séance du <text:text-input text:description="Date de la décision">tool.formatDate(urbanEventObj.getDecisionDate())</text:text-input><text:s/>concernant le certificat d’urbanisme n°2 de <text:text-input text:description="Demandeurs">self.getApplicantsSignaletic()</text:text-input>.</text:p>
      <text:p text:style-name="P12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2"/>
      <text:p text:style-name="P12"/>
      <text:p text:style-name="P12"><office:annotation><dc:creator>Gauthier Bastien</dc:creator><dc:date>2011-01-13T14:56:41</dc:date><text:p text:style-name="P14"><text:span text:style-name="T18">do text</text:span></text:p><text:p text:style-name="P14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margin-top="0cm" fo:margin-bottom="0cm" loext:contextual-spacing="false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2:51:54.069748960</dc:date>
    <dc:language>fr-FR</dc:language>
    <meta:editing-cycles>148</meta:editing-cycles>
    <meta:editing-duration>P2DT7H48M32S</meta:editing-duration>
    <meta:document-statistic meta:table-count="1" meta:image-count="0" meta:object-count="0" meta:page-count="1" meta:paragraph-count="15" meta:word-count="118" meta:character-count="1071" meta:non-whitespace-character-count="987"/>
    <meta:user-defined meta:name="Info 1"/>
    <meta:user-defined meta:name="Info 2"/>
    <meta:user-defined meta:name="Info 3"/>
    <meta:user-defined meta:name="Info 4"/>
  </office:meta>
</office:document-meta>
</file>